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gif" manifest:full-path="Pictures/100002000000000C0000000BAFBADD9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in" fo:margin-right="-0.0091in" fo:text-indent="0in" style:auto-text-indent="false" fo:background-color="transparent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091in" fo:text-align="center" style:justify-single-word="false" fo:text-indent="0in" style:auto-text-indent="false" fo:background-color="transparent">
        <style:background-image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left="0in" fo:margin-right="-0.0091in" fo:text-indent="0in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4" style:family="paragraph" style:parent-style-name="Standard" style:list-style-name="L1">
      <style:paragraph-properties fo:margin-left="0in" fo:margin-right="-0.0091in" fo:text-indent="0in" style:auto-text-indent="false" fo:background-color="transparent">
        <style:background-image/>
      </style:paragraph-properties>
      <style:text-properties style:text-line-through-style="solid" fo:font-size="10pt" style:font-size-asian="10pt" style:font-size-complex="10pt"/>
    </style:style>
    <style:style style:name="P5" style:family="paragraph" style:parent-style-name="Standard" style:list-style-name="L1">
      <style:paragraph-properties fo:margin-left="0in" fo:margin-right="-0.0091in" fo:text-indent="0in" style:auto-text-indent="false" fo:background-color="#ccffff">
        <style:background-image/>
      </style:paragraph-properties>
    </style:style>
    <style:style style:name="P6" style:family="paragraph" style:parent-style-name="Standard" style:list-style-name="L2">
      <style:paragraph-properties fo:margin-left="0in" fo:margin-right="-0.0091in" fo:text-indent="0in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-0.0091in" fo:text-indent="0in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-0.0091in" fo:text-indent="0in" style:auto-text-indent="false" fo:break-before="pag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L3">
      <style:paragraph-properties fo:margin-left="0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12" style:family="paragraph" style:parent-style-name="Standard" style:list-style-name="L3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13" style:family="paragraph" style:parent-style-name="Standard" style:list-style-name="L4">
      <style:paragraph-properties fo:margin-left="0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L4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17" style:family="paragraph" style:parent-style-name="Standard" style:list-style-name="L5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18" style:family="paragraph" style:parent-style-name="Standard" style:list-style-name="L5">
      <style:paragraph-properties fo:margin-left="0in" fo:margin-right="-0.0091in" fo:text-align="justify" style:justify-single-word="false" fo:text-indent="0in" style:auto-text-indent="false"/>
      <style:text-properties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background-color="transparent" style:font-size-asian="10pt" style:font-size-complex="10pt"/>
    </style:style>
    <style:style style:name="P20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style:font-name="Arial" fo:font-size="8pt" fo:language="en" fo:country="US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left="0.9846in" fo:margin-right="-0.0091in" fo:text-align="justify" style:justify-single-word="false" fo:text-indent="0in" style:auto-text-indent="false"/>
      <style:text-properties style:font-name="Arial" fo:font-size="8pt" fo:language="en" fo:country="US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style:font-name="Arial" fo:font-size="10pt" fo:language="en" fo:country="US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left="0.9846in" fo:margin-right="-0.0091in" fo:text-align="justify" style:justify-single-word="false" fo:text-indent="0in" style:auto-text-indent="false"/>
      <style:text-properties style:font-name="Arial" fo:font-size="10pt" fo:language="en" fo:country="US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margin-left="0.9846in" fo:margin-right="-0.0091in" fo:text-align="justify" style:justify-single-word="false" fo:text-indent="0in" style:auto-text-indent="false"/>
      <style:text-properties fo:font-size="10pt" fo:language="en" fo:country="U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6">
      <style:paragraph-properties fo:margin-left="0.4925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33" style:family="paragraph" style:parent-style-name="Standard" style:list-style-name="L7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left="0.9846in" fo:margin-right="-0.0091in" fo:text-align="justify" style:justify-single-word="false" fo:text-indent="0in" style:auto-text-indent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36" style:family="paragraph" style:parent-style-name="Standard" style:list-style-name="L8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7" style:family="paragraph" style:parent-style-name="Standard" style:list-style-name="L8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8" style:family="paragraph" style:parent-style-name="Standard" style:list-style-name="L9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Standard" style:list-style-name="L9">
      <style:paragraph-properties fo:margin-left="0.4925in" fo:margin-right="-0.0091in" fo:text-align="justify" style:justify-single-word="false" fo:text-indent="0in" style:auto-text-indent="false"/>
    </style:style>
    <style:style style:name="P40" style:family="paragraph" style:parent-style-name="Standard" style:list-style-name="L8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41" style:family="paragraph" style:parent-style-name="Standard">
      <style:paragraph-properties fo:margin-left="0.9846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42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43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4" style:family="paragraph" style:parent-style-name="Standard" style:list-style-name="L10">
      <style:paragraph-properties fo:margin-left="0.4925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45" style:family="paragraph" style:parent-style-name="Standard" style:list-style-name="L10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46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50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</style:style>
    <style:style style:name="P51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 style:list-style-name="L10">
      <style:paragraph-properties fo:margin-left="0in" fo:margin-right="-0.0091in" fo:text-align="justify" style:justify-single-word="false" fo:text-indent="0in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4925in" fo:margin-right="-0.0091in" fo:text-align="justify" style:justify-single-word="false" fo:text-indent="0in" style:auto-text-indent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-0.0091in" fo:text-align="justify" style:justify-single-word="false" fo:text-indent="0in" style:auto-text-indent="false"/>
    </style:style>
    <style:style style:name="P56" style:family="paragraph" style:parent-style-name="Standard">
      <style:paragraph-properties fo:margin-left="0.4925in" fo:margin-right="-0.0091in" fo:text-align="justify" style:justify-single-word="false" fo:text-indent="0in" style:auto-text-indent="false"/>
    </style:style>
    <style:style style:name="P57" style:family="paragraph" style:parent-style-name="Standard">
      <style:paragraph-properties fo:margin-left="1.4772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left="1.9693in" fo:margin-right="-0.0091in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3" style:family="text">
      <style:text-properties fo:language="en" fo:country="US"/>
    </style:style>
    <style:style style:name="T4" style:family="text">
      <style:text-properties style:text-line-through-style="solid" fo:font-size="10pt" style:font-size-asian="10pt" style:font-size-complex="1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fo:background-color="#ffff00" style:font-weight-asian="bold" style:font-weight-complex="bold"/>
    </style:style>
    <style:style style:name="T13" style:family="text">
      <style:text-properties fo:background-color="#ffff00"/>
    </style:style>
    <style:style style:name="T14" style:family="text">
      <style:text-properties style:text-position="super 58%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image text:level="1" xlink:href="Pictures/100002000000000A0000000ADDA84F49.gif" xlink:type="simple" xlink:show="embed" xlink:actuate="onLoad">
        <style:list-level-properties text:space-before="0.75in" text:min-label-width="0.25in" style:vertical-pos="middle" style:vertical-rel="line" fo:width="0.05in" fo:height="0.05in"/>
      </text:list-level-style-image>
      <text:list-level-style-bullet text:level="2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7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3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7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image text:level="1" xlink:href="Pictures/100002000000000C0000000BAFBADD94.gif" xlink:type="simple" xlink:show="embed" xlink:actuate="onLoad">
        <style:list-level-properties text:space-before="0.75in" text:min-label-width="0.25in" style:vertical-pos="middle" style:vertical-rel="line" fo:width="0.1252in" fo:height="0.1146in"/>
      </text:list-level-style-image>
      <text:list-level-style-bullet text:level="2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7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3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DF::Xtract<text:span text:style-name="T1"> <text:s text:c="2"/></text:span><text:span text:style-name="T2">version 0.08 <text:s/>Date: 2005/04/16</text:span></text:p>
      <text:p text:style-name="P1"/>
      <text:p text:style-name="P1"/>
      <text:p text:style-name="P1"/>
      <text:p text:style-name="P1"/>
      <text:p text:style-name="P1"/>
      <text:p text:style-name="P1">•<text:tab/>NAME</text:p>
      <text:p text:style-name="P1">•<text:tab/>SYNOPSIS</text:p>
      <text:p text:style-name="P1">•<text:tab/>DESCRIPTION</text:p>
      <text:p text:style-name="P1">•<text:tab/>OVERVIEW A<text:span text:style-name="T3">ND RELEVANCE</text:span></text:p>
      <text:p text:style-name="P1">•<text:tab/>VARIABLES</text:p>
      <text:list text:style-name="L1">
        <text:list-item>
          <text:p text:style-name="P3">PDFDoc </text:p>
        </text:list-item>
        <text:list-item>
          <text:p text:style-name="P3">PDFSaveAs</text:p>
        </text:list-item>
        <text:list-item>
          <text:p text:style-name="P3">PDFPages</text:p>
        </text:list-item>
        <text:list-item>
          <text:p text:style-name="P4">PDFCache</text:p>
        </text:list-item>
        <text:list-item>
          <text:p text:style-name="P4">PDFErrorPage</text:p>
        </text:list-item>
        <text:list-item>
          <text:p text:style-name="P5"><text:span text:style-name="T4">PDFExtract</text:span> </text:p>
        </text:list-item>
        <text:list-item>
          <text:p text:style-name="P3">PDFPagesFound</text:p>
        </text:list-item>
        <text:list-item>
          <text:p text:style-name="P3">PDFPageCount</text:p>
        </text:list-item>
        <text:list-item>
          <text:p text:style-name="P4">PDFFileName</text:p>
        </text:list-item>
        <text:list-item>
          <text:p text:style-name="P3">PDFError</text:p>
        </text:list-item>
        <text:list-item>
          <text:p text:style-name="P3">PDFErrorLevel</text:p>
        </text:list-item>
        <text:list-item>
          <text:p text:style-name="P3">PDFErrorSize</text:p>
        </text:list-item>
        <text:list-item>
          <text:p text:style-name="P3">PDFPageCountIn</text:p>
        </text:list-item>
        <text:list-item>
          <text:p text:style-name="P3">PDFPageCountOut</text:p>
        </text:list-item>
        <text:list-item>
          <text:p text:style-name="P3">PDFPageCountErr</text:p>
        </text:list-item>
        <text:list-item>
          <text:p text:style-name="P3">PDFPagesFound</text:p>
        </text:list-item>
        <text:list-item>
          <text:p text:style-name="P3">PDFPagesNotFound</text:p>
        </text:list-item>
        <text:list-item>
          <text:p text:style-name="P3">PDFVerbose</text:p>
        </text:list-item>
        <text:list-item>
          <text:p text:style-name="P3">PDFReadSize(<text:span text:style-name="T5">new!</text:span>)</text:p>
        </text:list-item>
        <text:list-item>
          <text:p text:style-name="P3">PDFWriteSize(<text:span text:style-name="T5">new!</text:span>)</text:p>
        </text:list-item>
        <text:list-item>
          <text:p text:style-name="P3">PDFClean</text:p>
          <text:p text:style-name="P3"/>
        </text:list-item>
      </text:list>
      <text:p text:style-name="P1">•<text:tab/>METHODS</text:p>
      <text:list text:style-name="L2">
        <text:list-item>
          <text:p text:style-name="P6">o<text:tab/>new PDF::Xtract</text:p>
        </text:list-item>
        <text:list-item>
          <text:p text:style-name="P6">o<text:tab/>getPDFExtract</text:p>
        </text:list-item>
        <text:list-item>
          <text:p text:style-name="P6">o<text:tab/>savePDFExtract</text:p>
        </text:list-item>
        <text:list-item>
          <text:p text:style-name="P6">o<text:tab/>getVars/getPDFExtractVariables</text:p>
        </text:list-item>
        <text:list-item>
          <text:p text:style-name="P6">o<text:tab/>setVars/setPDFExtractVariables</text:p>
        </text:list-item>
      </text:list>
      <text:p text:style-name="P1">•<text:tab/>AUTHOR</text:p>
      <text:p text:style-name="P1">•<text:tab/>SUPPORT</text:p>
      <text:p text:style-name="P1">•<text:tab/>LICENSE</text:p>
      <text:p text:style-name="P1">•<text:tab/>DISCLAIMER</text:p>
      <text:p text:style-name="P7"/>
      <text:p text:style-name="P8"/>
      <text:p text:style-name="P9">NAME</text:p>
      <text:p text:style-name="P10"/>
      <text:p text:style-name="P10"><text:tab/>PDF::Xtract - Extracting sub PDF documents from a multi page PDF document.</text:p>
      <text:p text:style-name="P10"><text:tab/></text:p>
      <text:p text:style-name="P9">SYNOPSIS</text:p>
      <text:p text:style-name="P10"/>
      <text:p text:style-name="P10"><text:tab/>use PDF::Xtract;</text:p>
      <text:p text:style-name="P10"><text:tab/>$pdf=new PDF::Xtract;</text:p>
      <text:p text:style-name="P10"><text:tab/>@pages=(500..600,1..3,20,40,700..1000); <text:s/># Put page numbers to be ext<text:span text:style-name="T3">racted in an array</text:span></text:p>
      <text:p text:style-name="P10"><text:tab/>$pages=\@pages;<text:tab/># Get the ref<text:span text:style-name="T3">erence to the above array.</text:span></text:p>
      <text:p text:style-name="P10"><text:tab/>$pdf-&gt;savePDFExtract( PDFDoc=&gt;"c:/Docs/my.pdf", PDFSaveAs=&gt;”out.pdf”, PDFPages=&gt;$pages );</text:p>
      <text:p text:style-name="P10"/>
      <text:p text:style-name="P10"><text:tab/>OR</text:p>
      <text:p text:style-name="P10"/>
      <text:p text:style-name="P10"><text:tab/>use PDF::Xtract;</text:p>
      <text:p text:style-name="P10"><text:tab/>$pdf = new PDF::Xtract( PDFDoc=&gt;'C:/my.pdf' );</text:p>
      <text:p text:style-name="P10"><text:tab/>$extract=$pdf-&gt;getPDFExtract( PDFPages=&gt;$pages );</text:p>
      <text:p text:style-name="P10"><text:tab/>print "Content-Type text/plain\n\n&lt;xmp&gt;", <text:s/>$pdf-&gt;getcwPDFExtract;</text:p>
      <text:p text:style-name="P10"/>
      <text:p text:style-name="P10"><text:tab/>OR</text:p>
      <text:p text:style-name="P10"><text:s/></text:p>
      <text:p text:style-name="P10"><text:tab/># Extract and save, in the current directory, <text:s/>all the pages in a PDF document with nice names.</text:p>
      <text:p text:style-name="P10"><text:tab/>use PDF::Xtract;</text:p>
      <text:p text:style-name="P10"><text:tab/>$pdf=new PDF::Xtract( PDFDoc=&gt;"test.pdf" );</text:p>
      <text:p text:style-name="P10"><text:tab/>@tmp=$pdf-&gt;getPDFExtractVariables(PDFPageCountIn);</text:p>
      <text:p text:style-name="P10"><text:tab/>$PageCount=${$tmp[0]};</text:p>
      <text:p text:style-name="P10"><text:tab/>print STDERR "Total Pages = $PageCount\n";</text:p>
      <text:p text:style-name="P10"><text:tab/>$tmp=length($PageCount);</text:p>
      <text:p text:style-name="P10"><text:tab/>for ( $CurPage=1; $CurPage &lt;= $PageCount; $CurPage++ ) {</text:p>
      <text:p text:style-name="P10"><text:tab/><text:tab/>@CurPage=($CurPage); $CurRef=\@CurPage;</text:p>
      <text:p text:style-name="P10"><text:tab/><text:tab/>$index=sprintf("%0${tmp}d",$CurPage); # This will hold the current out<text:span text:style-name="T3">put file name.</text:span></text:p>
      <text:p text:style-name="P10"><text:tab/><text:tab/>$pdf-&gt;savePDFExtract( PDFPages=&gt;$CurRef,PDFSaveAs=&gt;"$index.pdf" );</text:p>
      <text:p text:style-name="P10"><text:tab/>}</text:p>
      <text:p text:style-name="P10"/>
      <text:p text:style-name="P9">DESCRIPTION</text:p>
      <text:p text:style-name="P10"/>
      <text:list text:style-name="L3">
        <text:list-item>
          <text:p text:style-name="P11">PDF Xtract module is derived from <text:span text:style-name="T6">Noel Sharrok</text:span>'s PDF::Extract module. <text:s text:c="2"/>It is a group of methods that allow the user to ext<text:span text:style-name="T3">ract <text:s/>required </text:span><text:s/>pages as a new PDF document from a pre-existing PDF document. <text:s text:c="2"/>It is <text:span text:style-name="T7">much</text:span> more faster than PDF::Extarct.</text:p>
        </text:list-item>
        <text:list-item>
          <text:p text:style-name="P11">PDF::Xtract is published as a sep<text:span text:style-name="T3">arate module, because of some significant differences with PDF::Extract in variables and functions implemented. <text:s/>While the code, for most part is a shameless copy of PDF::Extract, there are certain changes in the logic that allow this <text:s/>module to be much much </text:span><text:span text:style-name="T8">faster</text:span><text:span text:style-name="T3"> with large PDF files.</text:span></text:p>
        </text:list-item>
        <text:list-item>
          <text:p text:style-name="P12">Notable differences between Xtract and Extract are also highlighted in this document for the benefit of users of PDF::Extract, who wish to use PDF::Xtract.</text:p>
        </text:list-item>
        <text:list-item>
          <text:p text:style-name="P11">With PDF::Xtract one can:-</text:p>
        </text:list-item>
      </text:list>
      <text:list text:style-name="L4">
        <text:list-item>
          <text:p text:style-name="P13">Ass<text:span text:style-name="T3">ociate a PDF document to a PDF::Xtract object.</text:span></text:p>
        </text:list-item>
        <text:list-item>
          <text:p text:style-name="P14">Get total number of pages in PDF document.</text:p>
        </text:list-item>
        <text:list-item>
          <text:p text:style-name="P14">Extract required pages from a PDF document , as a new PDF document, in any specified page number order.</text:p>
        </text:list-item>
        <text:list-item>
          <text:p text:style-name="P14">Specify name of file to save extracted PDF document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9">OVERVIEW, RELEVANCE</text:span> (and some Test Results!)</text:p>
      <text:p text:style-name="P16"/>
      <text:list text:style-name="L5">
        <text:list-item>
          <text:p text:style-name="P17">PDF::Xtract modules reads an assigned PDF document and stores information required to reproduce sub pages of it in a set of hashes. <text:s/>When the user specify the page numbers to be extracted as an <text:span text:style-name="T10">array reference</text:span>, a new document is immediately generated which will contain pages of original document in the same order as requested. <text:s/>Generated document is written to a disk file. <text:s/>If the variable PDFSaveAs is specified, that will be used as the name of the disk file, otherwise a temporary file name is used.</text:p>
        </text:list-item>
        <text:list-item>
          <text:p text:style-name="P17">If document specified by PDFSaveAs exist, it will be over-written. <text:s/>So, <text:s/>one should assign PDFSaveAs before or along with a request to extract sub-pages.</text:p>
        </text:list-item>
        <text:list-item>
          <text:p text:style-name="P18">Methods available from this module can be called with or without arguments. However, they may not <text:s/>work unless they know the location of the original PDF document and the pages to extract. <text:s/>There are no default values.</text:p>
        </text:list-item>
      </text:list>
      <text:p text:style-name="P19"/>
      <text:p text:style-name="P20">This module has been tested with Active State Corp's Perl binary dis<text:span text:style-name="T3">tribution 5.8.4 on MS windows XP. <text:s/>It is NOT tested on any other platform/environment </text:span><text:span text:style-name="T11">(but I suppose it should work!)</text:span><text:span text:style-name="T3">.</text:span></text:p>
      <text:p text:style-name="P21"/>
      <text:p text:style-name="P22">This module significantly outperforms PDF::Extract in speed. <text:s/>I have a 7,781,888 bytes document “test.pdf” of 238 pages. <text:s/>I ran the following code on my Desktop (Intel P-IV 2.8 GHz, 760MB RAM, winXP Pro, SP-1):</text:p>
      <text:p text:style-name="P22"/>
      <text:p text:style-name="P23"><text:tab/>use Time::HiRes qw(gettimeofday);</text:p>
      <text:p text:style-name="P24">use PDF::Xtract;</text:p>
      <text:p text:style-name="P24">use PDF::Extract;</text:p>
      <text:p text:style-name="P24"/>
      <text:p text:style-name="P24">my $start=&amp;lt;</text:p>
      <text:p text:style-name="P24">$pdf=new PDF::Xtract( PDFDoc=&gt;"test.pdf", PDFErrorLevel=&gt;2, PDFVerbose=&gt;0 );</text:p>
      <text:p text:style-name="P24"/>
      <text:p text:style-name="P24">@pages=(1..119); $pages=\@pages;</text:p>
      <text:p text:style-name="P24">$pdf-&gt;setVars(PDFSaveAs=&gt;"output-01.pdf", PDFPages=&gt;$pages );</text:p>
      <text:p text:style-name="P24">print STDERR "Timer says : PDF::Xtract : ",&amp;lt-$start,"\n";</text:p>
      <text:p text:style-name="P24"/>
      <text:p text:style-name="P24">my $start=&amp;lt;</text:p>
      <text:p text:style-name="P24">@pages=(120..238); $pages=\@pages;</text:p>
      <text:p text:style-name="P24">$pdf-&gt;setVars(PDFSaveAs=&gt;"output-02.pdf", PDFPages=&gt;$pages );</text:p>
      <text:p text:style-name="P24">print STDERR "Timer says : PDF::Xtract : ",&amp;lt-$start,"\n";</text:p>
      <text:p text:style-name="P24"/>
      <text:p text:style-name="P24">my $start=&amp;lt;</text:p>
      <text:p text:style-name="P24">$pdf1=new PDF::Extract( PDFDoc=&gt;"test.pdf" );</text:p>
      <text:p text:style-name="P24">$pdf1-&gt;setVars(PDFPages=&gt;"1..119"); $pdf1-&gt;savePDFExtract(PDFSaveAs=&gt;"output-11.pdf");</text:p>
      <text:p text:style-name="P24">print STDERR "Timer says : PDF::Extract : ",&amp;lt-$start,"\n";</text:p>
      <text:p text:style-name="P24">my $start=&amp;lt;</text:p>
      <text:p text:style-name="P24">$pdf1-&gt;setVars(PDFPages=&gt;"120..238" ); <text:s/>$pdf1-&gt;savePDFExtract(PDFSaveAs=&gt;"output-12.pdf");</text:p>
      <text:p text:style-name="P24">print STDERR "Timer says : PDF::Extract : ",&amp;lt-$start,"\n";</text:p>
      <text:p text:style-name="P24"/>
      <text:p text:style-name="P24">sub lt{</text:p>
      <text:p text:style-name="P24"><text:tab/># Stuff used while debugging and performance checks</text:p>
      <text:p text:style-name="P24"><text:tab/>my @timer=gettimeofday();</text:p>
      <text:p text:style-name="P24"><text:tab/>my $timeNow=$timer[0]+$timer[1]/1000000;</text:p>
      <text:p text:style-name="P24"><text:tab/>return $timeNow;</text:p>
      <text:p text:style-name="P24">}</text:p>
      <text:p text:style-name="P25"/>
      <text:p text:style-name="P25"><text:tab/>Here is the Result : (format edited)</text:p>
      <text:p text:style-name="P26"><text:tab/><text:tab/><text:tab/><text:tab/><text:tab/>Timer says : PDF::<text:span text:style-name="T7">Xtract</text:span> : <text:s text:c="2"/><text:span text:style-name="T12">0.33763313293457</text:span></text:p>
      <text:p text:style-name="P27"><text:tab/><text:tab/><text:tab/>Timer says : PDF::<text:span text:style-name="T7">Xtract</text:span> : <text:s text:c="2"/><text:span text:style-name="T7">0.06195712089538</text:span></text:p>
      <text:p text:style-name="P27"><text:tab/><text:tab/><text:tab/>Timer says : PDF::Extract : <text:span text:style-name="T13">41.299989938736</text:span></text:p>
      <text:p text:style-name="P27"><text:tab/><text:tab/><text:tab/>Timer says : PDF::Extract : 26.859375</text:p>
      <text:p text:style-name="P28"/>
      <text:p text:style-name="P22">First and the 3<text:span text:style-name="T14">rd</text:span> lines in the result includes time taken by respective modules to read the assigned PDF document apart from the time taken to extract first 119 pages. <text:s/>In this case, Xtract was about 125 times faster than Extract.</text:p>
      <text:p text:style-name="P22"/>
      <text:p text:style-name="P22">Second and fourth line is the result of just extracting pages 120-238, after already having read the input PDF. <text:s/>If compared, we can see that Xtract was about <text:span text:style-name="T7">450</text:span><text:span text:style-name="T15"> times faster</text:span> than Extract!! (makes me happy!).</text:p>
      <text:p text:style-name="P22"/>
      <text:p text:style-name="P22">When tested with larger PDF files (100s of MB), PDF::Extract did not give any result till my patience ran out (Hours!!), but Xtract always finished in seconds.</text:p>
      <text:p text:style-name="P9"/>
      <text:p text:style-name="P9">VARIABLES</text:p>
      <text:p text:style-name="P10"/>
      <text:p text:style-name="P10"><text:tab/><text:span text:style-name="T7">PDFDoc</text:span> (set and get)</text:p>
      <text:p text:style-name="P10"/>
      <text:p text:style-name="P29">$file=$pdf-&gt;getVars("PDFDoc");</text:p>
      <text:p text:style-name="P29"/>
      <text:list text:style-name="L6">
        <text:list-header>
          <text:p text:style-name="P30">This variable contains the path to the original PDF document PDF::Xtract object refers to. <text:s/>This assignment<text:span text:style-name="T3"> makes PDF::Xtract read and store information from the document to recreate any page within it as a PDF document.</text:span></text:p>
        </text:list-header>
      </text:list>
      <text:p text:style-name="P31"/>
      <text:p text:style-name="P10"><text:tab/><text:span text:style-name="T7">PDFSaveAs</text:span> (set and get) <text:span text:style-name="T10">[ note : dif</text:span><text:span text:style-name="T16">ferences with PDF::Extract ]</text:span></text:p>
      <text:p text:style-name="P32"/>
      <text:list text:style-name="L7">
        <text:list-header>
          <text:p text:style-name="P33">This variable is set to path-file name to which savePDFExtract will save extracted document. <text:s/>(Note: If you do not change the value of PDFSave as before calling savePDFExtract, you might be over-writing a possibly existing file. <text:s/>For example, suppose you are trying to burst a PDF file to separate files – each containing a single page of original PDF. <text:s/>If you miss out changing the file name to save in PDFSaveAs when you change PDFPages in a loop, you may end up with just one file containing only the last page of original file.)</text:p>
        </text:list-header>
      </text:list>
      <text:p text:style-name="P10"/>
      <text:p text:style-name="P10"><text:tab/><text:span text:style-name="T7">PDFPages</text:span> (set and get) <text:span text:style-name="T10">[ note : dif</text:span><text:span text:style-name="T16">ferences with PDF::Extract ]</text:span></text:p>
      <text:p text:style-name="P34"/>
      <text:p text:style-name="P35">This is set to an <text:span text:style-name="T6">array reference</text:span> of page numbers (to be) extracted <text:s/>from PDF::Xtract object. <text:s/>It should not be a string or an array – only an array reference.</text:p>
      <text:p text:style-name="P29"/>
      <text:p text:style-name="P29"><text:tab/>@pages=(reverse(1..55),10,reverse(150..200)); $ref_pages=\@pages;</text:p>
      <text:p text:style-name="P29"><text:tab/>@tmp=$pdf-&gt;setVars( PDFPages =&gt;$ref_pages); # Returns an array</text:p>
      <text:p text:style-name="P29"/>
      <text:p text:style-name="P29"><text:tab/>print “Pages are”, join(“,”,@{$tmp[0]});<text:tab/># Value for PDFPages is an array ref<text:span text:style-name="T3">erence.</text:span></text:p>
      <text:p text:style-name="P16"/>
      <text:list text:style-name="L8">
        <text:list-header>
          <text:p text:style-name="P36"><text:span text:style-name="T17">Notes</text:span><text:span text:style-name="T18">:</text:span></text:p>
          <text:p text:style-name="P37"/>
        </text:list-header>
      </text:list>
      <text:list text:style-name="L9">
        <text:list-item>
          <text:p text:style-name="P38">When you set PDFPages, module will immediately extract those pages in the same order and place in the file specified by PDFSaveAs. <text:s/>If it is not set, it will use a temporary file name. <text:s/>You can use getPDFExtract/savePDFExtract to retrieve the document from the temporary file. <text:s/>However, it more efficient to just set the PDFSaveAs beforehand.</text:p>
        </text:list-item>
        <text:list-item>
          <text:p text:style-name="P38">Xtract retrieves pages in the same order as specified in the request PDFPages, not in their natural order. <text:s/>For example specifying page numbers as (1,2,3) is different from specifying as (3,2,1).</text:p>
        </text:list-item>
        <text:list-item>
          <text:p text:style-name="P39"><text:span text:style-name="T19">If user specifies a set of pages of which </text:span><text:span text:style-name="T20">only some of the pages are present</text:span><text:span text:style-name="T19"> in the original document, then those pages which are present in the original document will get extracted. <text:s/>Those page numbers which failed to get extracted will be in array PDFPagesNotFound.</text:span></text:p>
        </text:list-item>
      </text:list>
      <text:list text:style-name="L8">
        <text:list-header>
          <text:p text:style-name="P40"/>
        </text:list-header>
      </text:list>
      <text:p text:style-name="P10"><text:tab/><text:span text:style-name="T21">PDFCache</text:span> (set and get)<text:tab/><text:span text:style-name="T10">[ note : dif</text:span><text:span text:style-name="T16">ferences with PDF::Extract ] <text:s/></text:span>This variable is not used by the Xtract module.</text:p>
      <text:p text:style-name="P34"/>
      <text:p text:style-name="P10"><text:tab/><text:span text:style-name="T21">PDFErrorPage</text:span> (set and get) <text:s/><text:span text:style-name="T10">[ note : dif</text:span><text:span text:style-name="T16">ferences with PDF::Extract ] <text:s/></text:span>This variable is not used by the Xtract module.</text:p>
      <text:p text:style-name="P10"/>
      <text:p text:style-name="P10"><text:tab/><text:span text:style-name="T21">PDFExtract</text:span> (get only) <text:s/><text:span text:style-name="T10">[ note : dif</text:span><text:span text:style-name="T16">ferences with PDF::Extract ] <text:s/></text:span>This variable is not used by the Xtract module.</text:p>
      <text:p text:style-name="P10"/>
      <text:p text:style-name="P10"><text:tab/><text:span text:style-name="T7">PDFPagesFound</text:span> (get only) </text:p>
      <text:p text:style-name="P10"/>
      <text:p text:style-name="P41">This variable contains an array ref<text:span text:style-name="T3">erence </text:span>of the page numbers that were selected and found within the original PDF document. PDFPagesFound will be a undefined if no page got selected.</text:p>
      <text:p text:style-name="P41"/>
      <text:p text:style-name="P41">$pagesFound=@{($pdf-&gt;getVars("PDFPagesFound"))[0]};<text:tab/># getVars returns an array and PDFPagesFound is an array ref<text:span text:style-name="T3">erence.</text:span></text:p>
      <text:p text:style-name="P41">or</text:p>
      <text:p text:style-name="P29"><text:tab/>@pages = @{($pdf-&gt;getVars("PDFPagesFound"))[0]};</text:p>
      <text:p text:style-name="P10"/>
      <text:list text:style-name="L10">
        <text:list-item>
          <text:p text:style-name="P42"><text:span text:style-name="T21">PDFPageCount</text:span> (get only) <text:s/><text:span text:style-name="T10">[ note : dif</text:span><text:span text:style-name="T16">ferences with PDF::Extract ] </text:span>This variable is not used by the Xtract module.</text:p>
          <text:p text:style-name="P42"/>
        </text:list-item>
        <text:list-item>
          <text:p text:style-name="P42"><text:span text:style-name="T21">PDFFileName</text:span> (get only) <text:s/><text:span text:style-name="T10">[ note : dif</text:span><text:span text:style-name="T16">ferences with PDF::Extract ] </text:span>This variable is not used by the Xtract module.</text:p>
          <text:p text:style-name="P42"/>
        </text:list-item>
        <text:list-item>
          <text:p text:style-name="P42"><text:span text:style-name="T7">PDFError</text:span> (get only) <text:s text:c="2"/><text:span text:style-name="T10">[ note : dif</text:span><text:span text:style-name="T16">ferences with PDF::Extract ]</text:span></text:p>
          <text:p text:style-name="P43"/>
        </text:list-item>
        <text:list-item>
          <text:p text:style-name="P44">@error=@{($pdf-&gt;getVars("PDFError"))[0]};</text:p>
        </text:list-item>
        <text:list-item>
          <text:p text:style-name="P44">This variable contains an array ref<text:span text:style-name="T3">erence; each element of the array holding a</text:span> string describing the errors if any in processing the original PDF file. <text:s/>More rec<text:span text:style-name="T3">ent errors will have higher index. <text:s/>In case of PDF::Extract, this varable used to hold a single string. <text:s/>PDFErrorSize fixes maximum size of the array.</text:span></text:p>
          <text:p text:style-name="P45"/>
        </text:list-item>
        <text:list-item>
          <text:p text:style-name="P46">PDFErrorLevel<text:span text:style-name="T22"> (get/set)</text:span></text:p>
          <text:p text:style-name="P47"/>
          <text:p text:style-name="P47">Module will log those stuff of greater sensitivity than PDFErrorLevel. <text:s/>Default is 3 (errors). <text:s/>Other possible levels are 0(silly), 1(Info), 2 (warning).</text:p>
        </text:list-item>
      </text:list>
      <text:p text:style-name="P48"/>
      <text:list text:style-name="L10">
        <text:list-item>
          <text:p text:style-name="P49"><text:span text:style-name="T7">PDFErrorSize</text:span> (get/set)</text:p>
          <text:p text:style-name="P49"/>
          <text:p text:style-name="P49">Holds the size of the PDFError array. <text:s/>Default is 20 elements.</text:p>
          <text:p text:style-name="P49"/>
        </text:list-item>
        <text:list-item>
          <text:p text:style-name="P42"><text:span text:style-name="T7">PDFDebug</text:span> (get/set) <text:s/>Not very significant....</text:p>
          <text:p text:style-name="P42"/>
        </text:list-item>
        <text:list-item>
          <text:p text:style-name="P50"><text:span text:style-name="T23">PDFDocStat</text:span><text:span text:style-name="T24"> (get) Internally used for checking whether there is a re-assignment of PDFDoc to same input file!</text:span></text:p>
        </text:list-item>
      </text:list>
      <text:p text:style-name="P10"/>
      <text:list text:style-name="L10">
        <text:list-item>
          <text:p text:style-name="P51">PDFPageCountIn <text:span text:style-name="T22">(get)</text:span></text:p>
          <text:p text:style-name="P52"/>
          <text:p text:style-name="P52">Stores number of pages in the original PDF doc<text:span text:style-name="T3">ument.</text:span></text:p>
          <text:p text:style-name="P47">$InputPages=$pdf-&gt;(getVars(PDFPageCountIn))[0];</text:p>
          <text:p text:style-name="P47"/>
        </text:list-item>
        <text:list-item>
          <text:p text:style-name="P51">PDFPageCountOut <text:span text:style-name="T22">(get) Number of pages successfully ext</text:span><text:span text:style-name="T25">racted in the last extraction operation.</text:span></text:p>
          <text:p text:style-name="P47"/>
        </text:list-item>
        <text:list-item>
          <text:p text:style-name="P51">PDFPageCountErr <text:span text:style-name="T22">(get) Number of pages that </text:span><text:span text:style-name="T26">failed</text:span><text:span text:style-name="T27"> to get ext</text:span><text:span text:style-name="T11">racted.</text:span></text:p>
          <text:p text:style-name="P53"/>
        </text:list-item>
        <text:list-item>
          <text:p text:style-name="P51">PDFPagesFound<text:span text:style-name="T22"> (get) <text:s/>Ref</text:span><text:span text:style-name="T25">erence to the array containing successfully extracted pages.</text:span></text:p>
          <text:p text:style-name="P47"/>
        </text:list-item>
        <text:list-item>
          <text:p text:style-name="P51">PDFPagesNotFound<text:span text:style-name="T22"> (get) Ref</text:span><text:span text:style-name="T25">erence to array of pages that could not be extracted.</text:span></text:p>
          <text:p text:style-name="P47"/>
        </text:list-item>
        <text:list-item>
          <text:p text:style-name="P47"><text:span text:style-name="T7">PDFVerbose</text:span> (get/set)</text:p>
          <text:p text:style-name="P47"/>
          <text:p text:style-name="P47">Make the module talkative! <text:s/>Module will print all that goes to PDFError array to STDERR too. <text:s/>Usable as a debugging feature or to know that something is going on when you are working with very lare PDF files.</text:p>
          <text:p text:style-name="P47"/>
        </text:list-item>
        <text:list-item>
          <text:p text:style-name="P47"><text:span text:style-name="T7">PDFReadSize</text:span> (get/set)</text:p>
          <text:p text:style-name="P47"/>
          <text:p text:style-name="P47">Modules reads in the PDF file in chunks, PDFReadSize specify the chunk size in bytes. <text:s/>Default is 1024000 bytes. Setting larger values should be OK if you have a lot of RAM, but setting it too high may cause the module to fail without any message. <text:s/>Earlier versions of Xtract read the complete input PDF in one shot, but this approach was failing in case of PDF files larger than 450MB. <text:s/>Version 0.07 was tested successfully, with a 1200MB PDF and PDFReadSize of 102,400,000 bytes.</text:p>
          <text:p text:style-name="P47"/>
        </text:list-item>
        <text:list-item>
          <text:p text:style-name="P47"><text:span text:style-name="T7">PDFWriteSize</text:span> (get/set)</text:p>
          <text:p text:style-name="P47"/>
          <text:p text:style-name="P47">Module writes extracted pages to disk file after accumulating PDFWriteSize bytes of data in memory. <text:s/>Default is 1024000. <text:s/>This does not seem to have any significant impact on performance. <text:s/>It is just there!</text:p>
          <text:p text:style-name="P47"/>
        </text:list-item>
        <text:list-item>
          <text:p text:style-name="P46">PDFClean</text:p>
        </text:list-item>
      </text:list>
      <text:p text:style-name="P48"/>
      <text:p text:style-name="P54">If set to a positive number, PDF::Xtract will fail if any error occur (such as a requested page not found) during extraction. <text:s/>This behavior is PDF::Extract.</text:p>
      <text:p text:style-name="P10"/>
      <text:p text:style-name="P9">METHODS</text:p>
      <text:p text:style-name="P10"/>
      <text:p text:style-name="P29">$pdf=<text:span text:style-name="T7">new</text:span> PDF::Xtract;</text:p>
      <text:p text:style-name="P29"><text:span text:style-name="T7">new</text:span> PDF::Xtract( PDFDoc=&gt;"c:/Docs/my.pdf", PDFPages=&gt;$array_ref , PDFSaveAs=”c:/out.pdf”)</text:p>
      <text:p text:style-name="P29"/>
      <text:p text:style-name="P41">This will create a new PDF::Xtract object and assign specified module variables. <text:s/>However, it can also be called without any argument.</text:p>
      <text:p text:style-name="P29"/>
      <text:p text:style-name="P29">$output=$pdf-&gt;<text:span text:style-name="T7">getPDFExtract; # </text:span>Returns the last ext<text:span text:style-name="T3">racted PDF sub document. <text:s/>This sub document is created </text:span><text:span text:style-name="T28">immediately</text:span><text:span text:style-name="T3"> on user specifying PDFPages. </text:span></text:p>
      <text:p text:style-name="P29"/>
      <text:p text:style-name="P55"><text:span text:style-name="T29"><text:tab/>$pdf-&gt;</text:span><text:span text:style-name="T23">savePDFExtract; <text:s/># </text:span><text:span text:style-name="T24">This method saves its output to the file defined for PDFSaveAs.</text:span></text:p>
      <text:p text:style-name="P10"><text:tab/><text:tab/><text:tab/><text:tab/># Not setting PDFSaveAs results in an error.</text:p>
      <text:p text:style-name="P29"/>
      <text:p text:style-name="P56"><text:span text:style-name="T24">$pdf-&gt;</text:span><text:span text:style-name="T23">getVars</text:span><text:span text:style-name="T24"> </text:span><text:span text:style-name="T23">OR</text:span><text:span text:style-name="T24"> $pdf-&gt;</text:span><text:span text:style-name="T23">getPDFExtractVariables;</text:span></text:p>
      <text:p text:style-name="P29">$pdf-&gt;<text:span text:style-name="T7">setVars</text:span> <text:span text:style-name="T7">OR </text:span><text:s/>$pdf-&gt;<text:span text:style-name="T7">setPDFExtractVariables;</text:span></text:p>
      <text:p text:style-name="P29"/>
      <text:p text:style-name="P41">Above methods, obviously, retrieves OR sets values of public variables associated with th PDF::Xtract object. <text:s/>GetVars returns an array who's individual elements might be references to arrays (for example, in case of PDFPagesFound it will be ref<text:span text:style-name="T3">erence to an array, for PDFPagesCountIn it will be a scalar.) <text:s/>See below:</text:span></text:p>
      <text:p text:style-name="P57"><text:tab/>unless ($pdf-&gt;getPDFExtract ) { <text:s text:c="2"/></text:p>
      <text:p text:style-name="P58"><text:tab/># Suppose there was an error <text:s/></text:p>
      <text:p text:style-name="P58"><text:tab/>@error=@{($pdf-&gt;getVars("PDFError"))[0]}; </text:p>
      <text:p text:style-name="P58">}</text:p>
      <text:p text:style-name="P41">Arguments for setVars is an array of key-value pairs for public variables, which will be set.</text:p>
      <text:p text:style-name="P57"/>
      <text:p text:style-name="P41">If you set a variable not specified in this documentation but name starting with “My”, it will be set as a public variable and can subsequently be get from the Xtract object. <text:s/>But, there is no guarantee that these may be available to future versions. <text:s text:c="2"/><text:span text:style-name="T10">[ note : dif</text:span><text:span text:style-name="T16">ferences with PDF::Extract ]</text:span></text:p>
      <text:p text:style-name="P9"/>
      <text:p text:style-name="P9">AUTHOR</text:p>
      <text:p text:style-name="P10"/>
      <text:p text:style-name="P10">SunilS &lt;<text:a xlink:type="simple" xlink:href="mailto:sunils_at_hpcl">mailto:sunils_AT_hpcl_DOT</text:a>_co_DOT_in&gt;</text:p>
      <text:p text:style-name="P10"/>
      <text:p text:style-name="P10">Copyright (c) 2005 by Sunil S. All rights reserved.</text:p>
      <text:p text:style-name="P10"/>
      <text:p text:style-name="P9">LICENSE</text:p>
      <text:p text:style-name="P9"/>
      <text:p text:style-name="P10">This package is free software; you can redistribute it and/or modify it under the same terms as Perl itself, i.e., under the terms of the ``Artistic License'' or the ``GNU General Public License''.</text:p>
      <text:p text:style-name="P10"/>
      <text:p text:style-name="P10">The C library at the core of this Perl module can additionally be redistributed and/or modified under the terms of the ``GNU Library General Public License''.</text:p>
      <text:p text:style-name="P10"/>
      <text:p text:style-name="P9">DISCLAIMER</text:p>
      <text:p text:style-name="P9"/>
      <text:p text:style-name="P10">This package is distributed in the hope that it will be useful, but WITHOUT ANY WARRANTY; without even the implied warranty of MERCHANTABILITY or FITNESS FOR A PARTICULAR PURPOSE. </text:p>
      <text:p text:style-name="P10"/>
      <text:p text:style-name="P10">See the ``GNU General Public License'' for more details.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689in" style:type="center"/>
          <style:tab-stop style:position="7.138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689in" style:type="center"/>
          <style:tab-stop style:position="7.138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background-color="#47b8b8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background-color="#47b8b8" text:number-lines="false" text:line-number="0">
        <style:tab-stops>
          <style:tab-stop style:position="3.5689in" style:type="center"/>
          <style:tab-stop style:position="7.1382in" style:type="right"/>
        </style:tab-stops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page-layout style:name="pm1">
      <style:page-layout-properties fo:page-width="8.2701in" fo:page-height="11.6902in" style:num-format="1" style:print-orientation="portrait" fo:margin-top="0.9in" fo:margin-bottom="0.75in" fo:margin-left="0.5728in" fo:margin-right="0.5591in" fo:background-color="#cc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shadow="none" fo:background-color="#00ff00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pm1">
      <style:header>
        <text:p text:style-name="P1"><text:span text:style-name="T1"><text:file-name text:display="name-and-extension">Manual-PDF-Xtract.odt</text:file-name></text:span><text:tab/>PDF::Extract, Version 0.08<text:tab/><text:page-number text:select-page="current">3</text:page-number> of <text:page-count>7</text:page-count></text:p>
      </style:header>
      <style:footer>
        <text:p text:style-name="P2"><text:span text:style-name="T1"><text:file-name text:display="name-and-extension">Manual-PDF-Xtract.odt</text:file-name></text:span><text:tab/>PDF::Extract, Version 0.08<text:tab/><text:page-number text:select-page="current">3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Sunil S</meta:initial-creator>
    <meta:creation-date>2005-02-11T17:19:31</meta:creation-date>
    <dc:date>2005-08-09T04:21:39</dc:date>
    <dc:language>en-US</dc:language>
    <meta:editing-cycles>70</meta:editing-cycles>
    <meta:editing-duration>P5DT5H2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89" meta:word-count="2118" meta:character-count="13431"/>
  </office:meta>
</office:document-meta>
</file>